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7.44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# components.flow.util.remove.type.patch, jupi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low elapsed time</text:p>
          </table:table-cell>
          <table:table-cell office:value-type="string" calcext:value-type="string">
            <text:p>tsserver elapsed time</text:p>
          </table:table-cell>
          <table:table-cell office:value-type="string" calcext:value-type="string">
            <text:p>flow version</text:p>
          </table:table-cell>
          <table:table-cell office:value-type="string" calcext:value-type="string">
            <text:p>tsserver version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165" calcext:value-type="float">
            <text:p>16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186" calcext:value-type="float">
            <text:p>18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191" calcext:value-type="float">
            <text:p>19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193" calcext:value-type="float">
            <text:p>19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194" calcext:value-type="float">
            <text:p>19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196" calcext:value-type="float">
            <text:p>1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198" calcext:value-type="float">
            <text:p>19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199" calcext:value-type="float">
            <text:p>19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3" calcext:value-type="float">
            <text:p>20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4" calcext:value-type="float">
            <text:p>20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4" calcext:value-type="float">
            <text:p>20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6" calcext:value-type="float">
            <text:p>2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6" calcext:value-type="float">
            <text:p>2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6" calcext:value-type="float">
            <text:p>20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7" calcext:value-type="float">
            <text:p>20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7" calcext:value-type="float">
            <text:p>20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8" calcext:value-type="float">
            <text:p>2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09" calcext:value-type="float">
            <text:p>20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12" calcext:value-type="float">
            <text:p>2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14" calcext:value-type="float">
            <text:p>2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21" calcext:value-type="float">
            <text:p>22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22" calcext:value-type="float">
            <text:p>2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24" calcext:value-type="float">
            <text:p>2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27" calcext:value-type="float">
            <text:p>2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28" calcext:value-type="float">
            <text:p>2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30" calcext:value-type="float">
            <text:p>2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32" calcext:value-type="float">
            <text:p>23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33" calcext:value-type="float">
            <text:p>23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34" calcext:value-type="float">
            <text:p>2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40" calcext:value-type="float">
            <text:p>24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41" calcext:value-type="float">
            <text:p>24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42" calcext:value-type="float">
            <text:p>24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42" calcext:value-type="float">
            <text:p>24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47" calcext:value-type="float">
            <text:p>24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48" calcext:value-type="float">
            <text:p>24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51" calcext:value-type="float">
            <text:p>25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54" calcext:value-type="float">
            <text:p>25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56" calcext:value-type="float">
            <text:p>25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58" calcext:value-type="float">
            <text:p>25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58" calcext:value-type="float">
            <text:p>25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62" calcext:value-type="float">
            <text:p>26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68" calcext:value-type="float">
            <text:p>26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70" calcext:value-type="float">
            <text:p>27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74" calcext:value-type="float">
            <text:p>27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300" calcext:value-type="float">
            <text:p>3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335" calcext:value-type="float">
            <text:p>335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utils/request/index.ts</text:p>
          </table:table-cell>
          <table:table-cell office:value-type="float" office:value="213" calcext:value-type="float">
            <text:p>213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12:.B51])" office:value-type="float" office:value="223.675" calcext:value-type="float">
            <text:p>223,68</text:p>
          </table:table-cell>
          <table:table-cell table:style-name="ce3" table:formula="of:=AVERAGE([.C12:.C51])" office:value-type="float" office:value="134.725" calcext:value-type="float">
            <text:p>134,7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12:.B51])" office:value-type="float" office:value="15.2842930940432" calcext:value-type="float">
            <text:p>15,28</text:p>
          </table:table-cell>
          <table:table-cell table:style-name="ce3" table:formula="of:=STDEV([.C12:.C51])" office:value-type="float" office:value="14.1493634902595" calcext:value-type="float">
            <text:p>14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leren 40 werte genomme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components.ts.card.change-prop-type.di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low elapsed time</text:p>
          </table:table-cell>
          <table:table-cell office:value-type="string" calcext:value-type="string">
            <text:p>tsserver elapsed time</text:p>
          </table:table-cell>
          <table:table-cell office:value-type="string" calcext:value-type="string">
            <text:p>flow version</text:p>
          </table:table-cell>
          <table:table-cell office:value-type="string" calcext:value-type="string">
            <text:p>tsserver version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292" calcext:value-type="float">
            <text:p>29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297" calcext:value-type="float">
            <text:p>297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08" calcext:value-type="float">
            <text:p>308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11" calcext:value-type="float">
            <text:p>31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7" calcext:value-type="float">
            <text:p>337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8" calcext:value-type="float">
            <text:p>33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39" calcext:value-type="float">
            <text:p>33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41" calcext:value-type="float">
            <text:p>341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42" calcext:value-type="float">
            <text:p>34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43" calcext:value-type="float">
            <text:p>34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58" calcext:value-type="float">
            <text:p>35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63" calcext:value-type="float">
            <text:p>363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63" calcext:value-type="float">
            <text:p>36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69" calcext:value-type="float">
            <text:p>369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71" calcext:value-type="float">
            <text:p>371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75" calcext:value-type="float">
            <text:p>37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76" calcext:value-type="float">
            <text:p>376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76" calcext:value-type="float">
            <text:p>376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77" calcext:value-type="float">
            <text:p>377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80" calcext:value-type="float">
            <text:p>380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392" calcext:value-type="float">
            <text:p>392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402" calcext:value-type="float">
            <text:p>40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405" calcext:value-type="float">
            <text:p>405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Card/index.tsx</text:p>
          </table:table-cell>
          <table:table-cell office:value-type="float" office:value="405" calcext:value-type="float">
            <text:p>405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79:.B118])" office:value-type="float" office:value="341.95" calcext:value-type="float">
            <text:p>341,95</text:p>
          </table:table-cell>
          <table:table-cell table:style-name="ce3" table:formula="of:=AVERAGE([.C79:.C118])" office:value-type="float" office:value="346.95" calcext:value-type="float">
            <text:p>346,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79:.B118])" office:value-type="float" office:value="12.8021432500528" calcext:value-type="float">
            <text:p>12,80</text:p>
          </table:table-cell>
          <table:table-cell table:style-name="ce3" table:formula="of:=STDEV([.C79:.C118])" office:value-type="float" office:value="20.6334928124403" calcext:value-type="float">
            <text:p>20,63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# components.ts.union-change.patch</text:p>
          </table:table-cell>
          <table:table-cell/>
          <table:table-cell office:value-type="string" calcext:value-type="string">
            <text:p><text:s/>jupi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flow elapsed time</text:p>
          </table:table-cell>
          <table:table-cell office:value-type="string" calcext:value-type="string">
            <text:p>tsserver elapsed time</text:p>
          </table:table-cell>
          <table:table-cell office:value-type="string" calcext:value-type="string">
            <text:p>flow version</text:p>
          </table:table-cell>
          <table:table-cell office:value-type="string" calcext:value-type="string">
            <text:p>tsserver version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19" calcext:value-type="float">
            <text:p>119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30" calcext:value-type="float">
            <text:p>130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40" calcext:value-type="float">
            <text:p>140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43" calcext:value-type="float">
            <text:p>143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50" calcext:value-type="float">
            <text:p>150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51" calcext:value-type="float">
            <text:p>151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54" calcext:value-type="float">
            <text:p>154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54" calcext:value-type="float">
            <text:p>154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55" calcext:value-type="float">
            <text:p>155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56" calcext:value-type="float">
            <text:p>156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57" calcext:value-type="float">
            <text:p>157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1" calcext:value-type="float">
            <text:p>161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2" calcext:value-type="float">
            <text:p>162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3" calcext:value-type="float">
            <text:p>163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3" calcext:value-type="float">
            <text:p>163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5" calcext:value-type="float">
            <text:p>165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6" calcext:value-type="float">
            <text:p>166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6" calcext:value-type="float">
            <text:p>166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6" calcext:value-type="float">
            <text:p>166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6" calcext:value-type="float">
            <text:p>166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8" calcext:value-type="float">
            <text:p>168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8" calcext:value-type="float">
            <text:p>168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69" calcext:value-type="float">
            <text:p>169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1" calcext:value-type="float">
            <text:p>171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2" calcext:value-type="float">
            <text:p>172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2" calcext:value-type="float">
            <text:p>172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2" calcext:value-type="float">
            <text:p>17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4" calcext:value-type="float">
            <text:p>174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7" calcext:value-type="float">
            <text:p>177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8" calcext:value-type="float">
            <text:p>178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8" calcext:value-type="float">
            <text:p>178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8" calcext:value-type="float">
            <text:p>178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9" calcext:value-type="float">
            <text:p>179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79" calcext:value-type="float">
            <text:p>179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80" calcext:value-type="float">
            <text:p>180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80" calcext:value-type="float">
            <text:p>180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81" calcext:value-type="float">
            <text:p>181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83" calcext:value-type="float">
            <text:p>183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84" calcext:value-type="float">
            <text:p>184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85" calcext:value-type="float">
            <text:p>185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87" calcext:value-type="float">
            <text:p>187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90" calcext:value-type="float">
            <text:p>1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92" calcext:value-type="float">
            <text:p>192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92" calcext:value-type="float">
            <text:p>192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93" calcext:value-type="float">
            <text:p>19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93" calcext:value-type="float">
            <text:p>19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v0.101.0</text:p>
          </table:table-cell>
          <table:table-cell office:value-type="string" calcext:value-type="string">
            <text:p>v3.5.1</text:p>
          </table:table-cell>
          <table:table-cell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94" calcext:value-type="float">
            <text:p>194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97" calcext:value-type="float">
            <text:p>197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197" calcext:value-type="float">
            <text:p>197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03" calcext:value-type="float">
            <text:p>203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04" calcext:value-type="float">
            <text:p>204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06" calcext:value-type="float">
            <text:p>206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08" calcext:value-type="float">
            <text:p>208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08" calcext:value-type="float">
            <text:p>208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10" calcext:value-type="float">
            <text:p>210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11" calcext:value-type="float">
            <text:p>211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12" calcext:value-type="float">
            <text:p>212</text:p>
          </table:table-cell>
          <table:table-cell office:value-type="float" office:value="4517" calcext:value-type="float">
            <text:p>4517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15" calcext:value-type="float">
            <text:p>215</text:p>
          </table:table-cell>
          <table:table-cell office:value-type="float" office:value="4581" calcext:value-type="float">
            <text:p>4581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20" calcext:value-type="float">
            <text:p>220</text:p>
          </table:table-cell>
          <table:table-cell office:value-type="float" office:value="4596" calcext:value-type="float">
            <text:p>4596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joe/git/_teamshirts/components/packages/components/Flex/index.ts</text:p>
          </table:table-cell>
          <table:table-cell office:value-type="float" office:value="221" calcext:value-type="float">
            <text:p>221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v0.101.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3" table:formula="of:=AVERAGE([.B146:.B185])" office:value-type="float" office:value="177.525" calcext:value-type="float">
            <text:p>177,53</text:p>
          </table:table-cell>
          <table:table-cell table:style-name="ce3" table:formula="of:=AVERAGE([.C146:.C185])" office:value-type="float" office:value="1208.05" calcext:value-type="float">
            <text:p>1208,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ev</text:p>
          </table:table-cell>
          <table:table-cell table:style-name="ce3" table:formula="of:=STDEV([.B146:.B185])" office:value-type="float" office:value="11.7952348048932" calcext:value-type="float">
            <text:p>11,80</text:p>
          </table:table-cell>
          <table:table-cell table:style-name="ce3" table:formula="of:=STDEV([.C146:.C185])" office:value-type="float" office:value="25.3275465725485" calcext:value-type="float">
            <text:p>25,33</text:p>
          </table:table-cell>
          <table:table-cell table:number-columns-repeated="3"/>
        </table:table-row>
        <table:table-row table:style-name="ro1" table:number-rows-repeated="104837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Tabelle1.B136:Tabelle1.B19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.00.0000</text:date>, <text:time style:data-style-name="N2" text:time-value="09:41:55.2084662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0:12:07.104380223</dc:date>
    <dc:creator>Jonathan Gruber</dc:creator>
    <meta:editing-duration>PT1H8M32S</meta:editing-duration>
    <meta:editing-cycles>9</meta:editing-cycles>
    <meta:generator>LibreOffice/6.2.4.2.0$Linux_X86_64 LibreOffice_project/20$Build-2</meta:generator>
    <meta:document-statistic meta:table-count="1" meta:cell-count="919" meta:object-count="0"/>
  </office:meta>
</office:document-meta>
</file>